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text-properties officeooo:paragraph-rsid="001549dd"/>
    </style:style>
    <style:style style:name="P2" style:family="paragraph" style:parent-style-name="Standard">
      <style:text-properties officeooo:rsid="001aab04" officeooo:paragraph-rsid="0013c9ea"/>
    </style:style>
    <style:style style:name="P3" style:family="paragraph" style:parent-style-name="Standard">
      <style:text-properties officeooo:rsid="001aab04" officeooo:paragraph-rsid="001e4306"/>
    </style:style>
    <style:style style:name="P4" style:family="paragraph" style:parent-style-name="Standard">
      <style:text-properties officeooo:rsid="001aab04" officeooo:paragraph-rsid="0022b617"/>
    </style:style>
    <style:style style:name="P5" style:family="paragraph" style:parent-style-name="Standard">
      <style:text-properties officeooo:rsid="001aab04" officeooo:paragraph-rsid="0024fab3"/>
    </style:style>
    <style:style style:name="P6" style:family="paragraph" style:parent-style-name="Standard">
      <style:text-properties officeooo:rsid="001aab04" officeooo:paragraph-rsid="00268892"/>
    </style:style>
    <style:style style:name="P7" style:family="paragraph" style:parent-style-name="Standard">
      <style:text-properties officeooo:rsid="001e4306" officeooo:paragraph-rsid="001e4306"/>
    </style:style>
    <style:style style:name="P8" style:family="paragraph" style:parent-style-name="Standard">
      <style:text-properties officeooo:rsid="0020b673" officeooo:paragraph-rsid="0020b673"/>
    </style:style>
    <style:style style:name="P9" style:family="paragraph" style:parent-style-name="Standard">
      <style:text-properties officeooo:rsid="0022b617" officeooo:paragraph-rsid="0022b617"/>
    </style:style>
    <style:style style:name="P10" style:family="paragraph" style:parent-style-name="Standard">
      <style:text-properties officeooo:rsid="001aab04" officeooo:paragraph-rsid="0022b617" fo:background-color="transparent"/>
    </style:style>
    <style:style style:name="P11" style:family="paragraph" style:parent-style-name="Standard">
      <style:text-properties officeooo:rsid="001c2446" officeooo:paragraph-rsid="0022b617" fo:background-color="transparent"/>
    </style:style>
    <style:style style:name="P12" style:family="paragraph" style:parent-style-name="Standard">
      <style:text-properties officeooo:rsid="001c2446" officeooo:paragraph-rsid="0022b617" fo:background-color="#66ffff"/>
    </style:style>
    <style:style style:name="P13" style:family="paragraph" style:parent-style-name="Standard">
      <style:text-properties officeooo:rsid="001aab04" officeooo:paragraph-rsid="002aae8c"/>
    </style:style>
    <style:style style:name="T1" style:family="text">
      <style:text-properties officeooo:rsid="0020b673" fo:background-color="#ffff00" loext:char-shading-value="0"/>
    </style:style>
    <style:style style:name="T2" style:family="text">
      <style:text-properties fo:background-color="transparent" loext:char-shading-value="0"/>
    </style:style>
    <style:style style:name="T3" style:family="text">
      <style:text-properties officeooo:rsid="0020b673" fo:background-color="transparent" loext:char-shading-value="0"/>
    </style:style>
    <style:style style:name="T4" style:family="text">
      <style:text-properties officeooo:rsid="0022b617" fo:background-color="transparent" loext:char-shading-value="0"/>
    </style:style>
    <style:style style:name="T5" style:family="text">
      <style:text-properties officeooo:rsid="002386e9" fo:background-color="transparent" loext:char-shading-value="0"/>
    </style:style>
    <style:style style:name="T6" style:family="text">
      <style:text-properties officeooo:rsid="0024fab3" fo:background-color="transparent" loext:char-shading-value="0"/>
    </style:style>
    <style:style style:name="T7" style:family="text">
      <style:text-properties officeooo:rsid="00268892" fo:background-color="transparent" loext:char-shading-value="0"/>
    </style:style>
    <style:style style:name="T8" style:family="text">
      <style:text-properties officeooo:rsid="00278151" fo:background-color="transparent" loext:char-shading-value="0"/>
    </style:style>
    <style:style style:name="T9" style:family="text">
      <style:text-properties officeooo:rsid="002aae8c" fo:background-color="transparent" loext:char-shading-value="0"/>
    </style:style>
    <style:style style:name="T10" style:family="text">
      <style:text-properties officeooo:rsid="002aae8c" fo:background-color="transparent" loext:char-shading-value="0"/>
    </style:style>
    <style:style style:name="T11" style:family="text">
      <style:text-properties fo:background-color="#66ffff" loext:char-shading-value="0"/>
    </style:style>
    <style:style style:name="T12" style:family="text">
      <style:text-properties officeooo:rsid="0020b673" fo:background-color="#66ffff" loext:char-shading-value="0"/>
    </style:style>
    <style:style style:name="T13" style:family="text">
      <style:text-properties officeooo:rsid="0020b673"/>
    </style:style>
    <style:style style:name="T14" style:family="text">
      <style:text-properties officeooo:rsid="0020b673" fo:background-color="#f5b8ee" loext:char-shading-value="0"/>
    </style:style>
    <style:style style:name="T15" style:family="text">
      <style:text-properties fo:background-color="#99ffff" loext:char-shading-value="0"/>
    </style:style>
    <style:style style:name="T16" style:family="text">
      <style:text-properties officeooo:rsid="0020b673" fo:background-color="#99ffff" loext:char-shading-value="0"/>
    </style:style>
    <style:style style:name="T17" style:family="text">
      <style:text-properties officeooo:rsid="0022b617" fo:background-color="#99ffff" loext:char-shading-value="0"/>
    </style:style>
    <style:style style:name="T18" style:family="text">
      <style:text-properties officeooo:rsid="001c2446" fo:background-color="#99ffff" loext:char-shading-value="0"/>
    </style:style>
    <style:style style:name="T19" style:family="text">
      <style:text-properties officeooo:rsid="002aae8c" fo:background-color="#99ffff" loext:char-shading-value="0"/>
    </style:style>
    <style:style style:name="T20" style:family="text">
      <style:text-properties officeooo:rsid="0022b617"/>
    </style:style>
    <style:style style:name="T21" style:family="text">
      <style:text-properties officeooo:rsid="002386e9"/>
    </style:style>
    <style:style style:name="T22" style:family="text">
      <style:text-properties officeooo:rsid="00268892"/>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3">STAY WITH ME</text:span> BLOCKING <text:span text:style-name="T13">(begins page 75)</text:span></text:p>
      <text:p text:style-name="P2"/>
      <text:p text:style-name="P9">A bit of theory: This scene is all about how formidable the witch is at manipulating Rapunzel. <text:span text:style-name="T21">It winds up being a little bit of “you won’t leave me, I’ll leave you first!” The witch has long dreaded Rapunzel coming of age and going off to find her own happiness. At first she tries to derail it through strictness but Rapunzel is surprisingly disobedient and determined. So the witch changes tactics, several times, eventually turning into the ideal loving mom, caring and gentle, who only wants a few more moments with her beloved daughter. Rapunzel is touched and gives in. The witch, having thus demonstrated her control of Rapunzel, now feels free to punish her. </text:span></text:p>
      <text:p text:style-name="P2"/>
      <text:p text:style-name="P7">[ <text:span text:style-name="T13">Witch, angrily, throwing Rapunzel to the ground</text:span>] <text:span text:style-name="T12">Why didn’t you tell me you had a visitor?!</text:span></text:p>
      <text:p text:style-name="P3"/>
      <text:p text:style-name="P3">[ <text:span text:style-name="T13">Rapunzel, defensively, near tears</text:span>] "<text:span text:style-name="T14">It was lonely atop that tower!</text:span>"</text:p>
      <text:p text:style-name="P2"/>
      <text:p text:style-name="P2">[ <text:span text:style-name="T13">Witch, grabbing her by the clothes</text:span>] <text:s/><text:span text:style-name="T11">I </text:span><text:span text:style-name="T12">gave you protection, and yet you disobeyed me!</text:span></text:p>
      <text:p text:style-name="P2"/>
      <text:p text:style-name="P2">[ <text:span text:style-name="T13">Rapunzel</text:span>. <text:span text:style-name="T13">Ready to take a beating</text:span> ] <text:span text:style-name="T14">I am no longer a child! [</text:span><text:span text:style-name="T1"> </text:span><text:span text:style-name="T3">breaks free and moves DSL, sobbing</text:span><text:span text:style-name="T1">] </text:span><text:span text:style-name="T14">I wish to see the world. </text:span><text:span text:style-name="T6">[she sits, sobbing ]</text:span></text:p>
      <text:p text:style-name="P2"/>
      <text:p text:style-name="P8">MUSIC</text:p>
      <text:p text:style-name="P8"/>
      <text:p text:style-name="P5">[ <text:span text:style-name="T13">Witch</text:span>, <text:span text:style-name="T13">changing tactics. Appeal to common sense (in witch’s mind)</text:span>] <text:s/><text:span text:style-name="T16">Don’t you know what’s out there in the world?</text:span><text:span text:style-name="T13"> [ approach rapunzel slowly] </text:span><text:span text:style-name="T16">Someone has to shield you from the world</text:span><text:span text:style-name="T13">. [ at CS} <text:s/></text:span><text:span text:style-name="T16">Stay with me</text:span><text:span text:style-name="T13"> [ Rapunzel shakes her head no and buries her head in her knees ] </text:span></text:p>
      <text:p text:style-name="P5"/>
      <text:p text:style-name="P13"><text:span text:style-name="T13">[ a beat – witch changes tactics again, <text:s/>GO MUCH SOFTER HERE. Slowly approach all the way up to her,] </text:span><text:span text:style-name="T16">Princes wait there in the world it’s true, [</text:span><text:span text:style-name="T13"> Rapunzel looks out and imagines her prince. Witch now standing over her ] </text:span><text:span text:style-name="T16">Princes yes</text:span><text:span text:style-name="T13"> [witch looks out to audience to see what she is describing] </text:span><text:span text:style-name="T16">but wolves and humans too</text:span><text:span text:style-name="T13">…. [ </text:span><text:span text:style-name="T1">has witch told Rapunzel that they are both not human?</text:span><text:span text:style-name="T13"> ] </text:span><text:span text:style-name="T16">Stay at home</text:span><text:span text:style-name="T13"> [ witch takes a knee (gracefully)] <text:s/></text:span><text:span text:style-name="T16">I am home </text:span><text:span text:style-name="T13">[ witch tries to stroke her hair. Rapunzel makes a noise, <text:s/>flees SR.</text:span></text:p>
      <text:p text:style-name="P13"><text:span text:style-name="T13"><text:s/></text:span></text:p>
      <text:p text:style-name="P13"><text:span text:style-name="T13">witch rises quickly as she sings <text:s/>the following, with rising intensity] <text:s/></text:span><text:span text:style-name="T16">who out there</text:span><text:span text:style-name="T13"> [ sweeping gesture of audience, then look to Rapunzel ] </text:span><text:span text:style-name="T16">could love you more than I?!</text:span><text:span text:style-name="T13"> [ look out, sing loudly with anguish] </text:span><text:span text:style-name="T16">what out there, that I can not supply?</text:span><text:span text:style-name="T13"> [ take a step to Rapunzel] <text:s/></text:span><text:span text:style-name="T16">Stay, with me.</text:span><text:span text:style-name="T13"> [ forlorn, practically weeping, crouching in pain is optional, which could get Rapunzel’s attention]. </text:span></text:p>
      <text:p text:style-name="P2"/>
      <text:p text:style-name="P2">[ <text:span text:style-name="T22">Witch moves slowly SR , sweet and loving, and pleading. It’s different this time. She is warning of the world, but in the context of her deep love for Rapunzel] <text:s/></text:span><text:span text:style-name="T17">Stay with me, the world is dark and wild,</text:span><text:span text:style-name="T20"> </text:span></text:p>
      <text:p text:style-name="P2"/>
      <text:p text:style-name="P6">[ <text:span text:style-name="T20">Witch drops to one knee, and turns Rapunzel gently by the chin, singing tenderly] </text:span><text:span text:style-name="T17">Stay with me </text:span></text:p>
      <text:p text:style-name="P6"><text:span text:style-name="T7">[ reaches out to Rapunzel </text:span><text:span text:style-name="T8">with two hands</text:span><text:span text:style-name="T7"> ] </text:span><text:span text:style-name="T17">while you can be a child...</text:span></text:p>
      <text:p text:style-name="P2"/>
      <text:p text:style-name="P4">[ <text:span text:style-name="T20">Rapunzel turn and embraces witch</text:span> ] <text:s/><text:span text:style-name="T18">with me… <text:s/></text:span><text:span text:style-name="T4">[ witch strokes Rapunzel’s hair tenderly ] </text:span></text:p>
      <text:p text:style-name="P12"/>
      <text:p text:style-name="P11"><text:s/>A beat as witch gently holds Rapunzel, who calms and stops sobbing.</text:p>
      <text:p text:style-name="P10"/>
      <text:p text:style-name="P9"><text:span text:style-name="T2">[witch – calmly ]</text:span><text:span text:style-name="T15"> I will not share you -</text:span><text:span text:style-name="T2"> [ </text:span><text:span text:style-name="T5">a beat, then </text:span><text:span text:style-name="T2">suddenly menacing, </text:span><text:span text:style-name="T9">rising</text:span><text:span text:style-name="T2"> ] </text:span><text:span text:style-name="T15">but I will show you a world you’ve never seen! <text:s/></text:span><text:span text:style-name="T19">[</text:span><text:span text:style-name="T10">cuts her hair off with a knif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1549dd"/>
    </style:style>
    <style:page-layout style:name="Mpm1">
      <style:page-layout-properties fo:page-width="8.5in" fo:page-height="11in" style:num-format="1" style:print-orientation="portrait" fo:margin-top="0.5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1-08T21:37:42.657850140</dc:date>
    <meta:editing-duration>PT58M26S</meta:editing-duration>
    <meta:editing-cycles>13</meta:editing-cycles>
    <meta:generator>LibreOffice/5.1.4.2$Linux_X86_64 LibreOffice_project/10m0$Build-2</meta:generator>
    <meta:document-statistic meta:table-count="0" meta:image-count="0" meta:object-count="0" meta:page-count="1" meta:paragraph-count="18" meta:word-count="551" meta:character-count="2979" meta:non-whitespace-character-count="2421"/>
  </office:meta>
</office:document-meta>
</file>